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Netzwerk<text:line-break/><text:line-break/>1. Finden Sie Ihre IP-Adresse heraus.<text:line-break/><text:line-break/><text:line-break/><text:line-break/>2. Finden Sie den Router der als Standard-Gateway eingerichtet ist.<text:line-break/><text:line-break/><text:line-break/><text:line-break/>3. Finden Sie den eingetragenen DNS-Server<text:line-break/><text:line-break/><text:line-break/><text:line-break/>4. Wie viele Stationen hat die Route bis zu google.com? 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9T16:07:17.77</meta:creation-date>
    <dc:date>2019-08-19T16:15:38.85</dc:date>
    <meta:editing-duration>PT7M9S</meta:editing-duration>
    <meta:editing-cycles>2</meta:editing-cycles>
    <meta:generator>OpenOffice/4.1.6$Win32 OpenOffice.org_project/416m1$Build-9790</meta:generator>
    <meta:print-date>2019-08-19T16:14:22.84</meta:print-date>
    <meta:document-statistic meta:table-count="0" meta:image-count="0" meta:object-count="0" meta:page-count="1" meta:paragraph-count="1" meta:word-count="34" meta:character-count="232"/>
  </office:meta>
</office:document-meta>
</file>